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zardTrainTag.doStartTa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WizardTrainTag.setWizard( String wiza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zardTrainTag.setController( String control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zardTrainTag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